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b2de" officeooo:paragraph-rsid="000cb2de"/>
    </style:style>
    <style:style style:name="P2" style:family="paragraph" style:parent-style-name="Standard">
      <style:text-properties fo:font-size="20pt" officeooo:rsid="000cb2de" officeooo:paragraph-rsid="000cb2de" style:font-size-asian="20pt" style:font-size-complex="20pt"/>
    </style:style>
    <style:style style:name="T1" style:family="text">
      <style:text-properties fo:font-size="12pt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-palvelinohjelmoinnin harjoitustyö</text:p>
      <text:p text:style-name="P1"/>
      <text:p text:style-name="P2">Vitsitietokanta, dokumentaatio</text:p>
      <text:p text:style-name="P2"/>
      <text:p text:style-name="P2"><text:span text:style-name="T1">Aihe:</text:span></text:p>
      <text:p text:style-name="P2"><text:span text:style-name="T1">Tavoitteena on luoda vitsitietokanta, johon rekisteröityneet käyttäjät voivat lisätä vitsejä. Lisää toiminnallisuutta on mahdollisesti (ja toivottavasti) tulossa myöhemmin, kuten vitseihin liittyviä tägejä ja admin-käyttäjien mahdollisuus poistaa vitsejä.</text:span></text:p>
      <text:p text:style-name="P2"/>
      <text:p text:style-name="P2"><text:span text:style-name="T1">Käyttötapaukset:</text:span></text:p>
      <text:p text:style-name="P2"><text:span text:style-name="T1">Käyttäjän kirjautuminen sovellukseen</text:span></text:p>
      <text:p text:style-name="P2"><text:span text:style-name="T1">Vitsin lisääminen tietokantaan</text:span></text:p>
      <text:p text:style-name="P2"><text:span text:style-name="T1">Vitsien selailu yksitellen</text:span></text:p>
      <text:p text:style-name="P2"><text:span text:style-name="T1">Vitsien selailu luettelosta</text:span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5T09:42:27.185186989</meta:creation-date>
    <dc:date>2016-12-15T09:52:59.704186937</dc:date>
    <meta:editing-duration>P0D</meta:editing-duration>
    <meta:editing-cycles>1</meta:editing-cycles>
    <meta:document-statistic meta:table-count="0" meta:image-count="0" meta:object-count="0" meta:page-count="1" meta:paragraph-count="9" meta:word-count="45" meta:character-count="462" meta:non-whitespace-character-count="462"/>
    <meta:generator>LibreOffice/4.2.8.2$Linux_X86_64 LibreOffice_project/420m0$Build-2</meta:generator>
  </office:meta>
</office:document-meta>
</file>